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Product Management</text:span></text:h>
      <text:p text:style-name="Text_20_body">This includes features for managing the inventory and showcasing the products effectively.</text:p>
      <text:h text:style-name="Heading_20_4" text:outline-level="4">Key Features:</text:h>
      <text:list text:style-name="L1">
        <text:list-item>
          <text:p text:style-name="P2"><text:span text:style-name="Strong_20_Emphasis">Product Listing</text:span>: Display products with search, filter, and sorting options (e.g., by category, price, brand, ratings).</text:p>
        </text:list-item>
        <text:list-item>
          <text:p text:style-name="P2"><text:span text:style-name="Strong_20_Emphasis">Product Details Page</text:span>: Show detailed information such as specifications, images, price, availability, and reviews.</text:p>
        </text:list-item>
        <text:list-item>
          <text:p text:style-name="P2"><text:span text:style-name="Strong_20_Emphasis">Categories</text:span>: Organize products into categories like smartphones, laptops, home appliances, etc.</text:p>
        </text:list-item>
        <text:list-item>
          <text:p text:style-name="P2"><text:span text:style-name="Strong_20_Emphasis">Product Variants</text:span>: Support product variants like color, size, and model (e.g., a phone in different colors or storage options).</text:p>
        </text:list-item>
        <text:list-item>
          <text:p text:style-name="P1"><text:span text:style-name="Strong_20_Emphasis">Stock Management</text:span>: Track product availability in real-time.</text:p>
        </text:list-item>
      </text:list>
      <text:p text:style-name="Horizontal_20_Line"/>
      <text:h text:style-name="Heading_20_3" text:outline-level="3">2. <text:span text:style-name="Strong_20_Emphasis">User Management</text:span></text:h>
      <text:p text:style-name="Text_20_body">Customers should be able to create accounts, log in, and manage their information.</text:p>
      <text:h text:style-name="Heading_20_4" text:outline-level="4">Key Features:</text:h>
      <text:list text:style-name="L2">
        <text:list-item>
          <text:p text:style-name="P4"><text:span text:style-name="Strong_20_Emphasis">User Registration &amp; Login</text:span>: Allow users to create accounts using email, social media logins, or guest checkout.</text:p>
        </text:list-item>
        <text:list-item>
          <text:p text:style-name="P4"><text:span text:style-name="Strong_20_Emphasis">Profile Management</text:span>: Customers should be able to manage their profiles (name, email, address, etc.).</text:p>
        </text:list-item>
        <text:list-item>
          <text:p text:style-name="P4"><text:span text:style-name="Strong_20_Emphasis">Order History</text:span>: Customers should be able to view past orders and track current orders.</text:p>
        </text:list-item>
        <text:list-item>
          <text:p text:style-name="P3"><text:span text:style-name="Strong_20_Emphasis">Password Reset</text:span>: Include the option to recover/reset forgotten passwords.</text:p>
        </text:list-item>
      </text:list>
      <text:p text:style-name="Horizontal_20_Line"/>
      <text:h text:style-name="Heading_20_3" text:outline-level="3">3. <text:span text:style-name="Strong_20_Emphasis">Shopping Cart</text:span></text:h>
      <text:p text:style-name="Text_20_body">Allow users to add, view, edit, and remove items in the cart before proceeding to checkout.</text:p>
      <text:h text:style-name="Heading_20_4" text:outline-level="4">Key Features:</text:h>
      <text:list text:style-name="L3">
        <text:list-item>
          <text:p text:style-name="P6"><text:span text:style-name="Strong_20_Emphasis">Add to Cart</text:span>: Users can add products to their cart, including selecting quantities or variants.</text:p>
        </text:list-item>
        <text:list-item>
          <text:p text:style-name="P6"><text:span text:style-name="Strong_20_Emphasis">Cart Summary</text:span>: Show a summary with item names, quantities, individual prices, and total cost.</text:p>
        </text:list-item>
        <text:list-item>
          <text:p text:style-name="P6"><text:span text:style-name="Strong_20_Emphasis">Editable Cart</text:span>: Allow users to update quantities or remove items.</text:p>
        </text:list-item>
        <text:list-item>
          <text:p text:style-name="P5"><text:span text:style-name="Strong_20_Emphasis">Persistent Cart</text:span>: Retain cart items even when a user logs out (stored in cookies, local storage, or server-side).</text:p>
        </text:list-item>
      </text:list>
      <text:p text:style-name="Horizontal_20_Line"/>
      <text:h text:style-name="Heading_20_3" text:outline-level="3">4. <text:span text:style-name="Strong_20_Emphasis">Checkout Process</text:span></text:h>
      <text:p text:style-name="Text_20_body">Facilitate a smooth checkout experience, including payment and delivery details.</text:p>
      <text:h text:style-name="Heading_20_4" text:outline-level="4"><text:soft-page-break/>Key Features:</text:h>
      <text:list text:style-name="L4">
        <text:list-item>
          <text:p text:style-name="P8"><text:span text:style-name="Strong_20_Emphasis">Billing &amp; Shipping Address</text:span>: Collect customer addresses for both billing and shipping.</text:p>
        </text:list-item>
        <text:list-item>
          <text:p text:style-name="P8"><text:span text:style-name="Strong_20_Emphasis">Payment Methods</text:span>: Support multiple payment options such as:</text:p>
          <text:list>
            <text:list-item>
              <text:p text:style-name="P8">Credit/Debit Cards (via integration with payment gateways like Stripe, PayPal, etc.)</text:p>
            </text:list-item>
            <text:list-item>
              <text:p text:style-name="P8">Digital Wallets (e.g., Apple Pay, Google Pay)</text:p>
            </text:list-item>
            <text:list-item>
              <text:p text:style-name="P8">Bank Transfer</text:p>
            </text:list-item>
            <text:list-item>
              <text:p text:style-name="P8">Cash on Delivery (if applicable)</text:p>
            </text:list-item>
          </text:list>
        </text:list-item>
        <text:list-item>
          <text:p text:style-name="P8"><text:span text:style-name="Strong_20_Emphasis">Order Confirmation</text:span>: After payment, show a confirmation screen with an order number and details.</text:p>
        </text:list-item>
        <text:list-item>
          <text:p text:style-name="P7"><text:span text:style-name="Strong_20_Emphasis">Email/SMS Notifications</text:span>: Send email/SMS confirmations for order receipt, shipping, and delivery updates.</text:p>
        </text:list-item>
      </text:list>
      <text:p text:style-name="Horizontal_20_Line"/>
      <text:h text:style-name="Heading_20_3" text:outline-level="3">5. <text:span text:style-name="Strong_20_Emphasis">Delivery System</text:span></text:h>
      <text:p text:style-name="Text_20_body">Offer various shipping and delivery options to ensure customers receive their orders on time.</text:p>
      <text:h text:style-name="Heading_20_4" text:outline-level="4">Key Features:</text:h>
      <text:list text:style-name="L5">
        <text:list-item>
          <text:p text:style-name="P10"><text:span text:style-name="Strong_20_Emphasis">Shipping Options</text:span>: Provide different shipping options (standard, express, international).</text:p>
        </text:list-item>
        <text:list-item>
          <text:p text:style-name="P10"><text:span text:style-name="Strong_20_Emphasis">Delivery Tracking</text:span>: Allow customers to track their order using a tracking number.</text:p>
        </text:list-item>
        <text:list-item>
          <text:p text:style-name="P10"><text:span text:style-name="Strong_20_Emphasis">Shipping Cost Calculation</text:span>: Automatically calculate shipping costs based on the destination address.</text:p>
        </text:list-item>
        <text:list-item>
          <text:p text:style-name="P10"><text:span text:style-name="Strong_20_Emphasis">Estimated Delivery Time</text:span>: Show estimated delivery dates based on shipping methods and locations.</text:p>
        </text:list-item>
        <text:list-item>
          <text:p text:style-name="P9"><text:span text:style-name="Strong_20_Emphasis">Returns/Exchanges</text:span>: Provide clear information on return/exchange policies.</text:p>
        </text:list-item>
      </text:list>
      <text:p text:style-name="Horizontal_20_Line"/>
      <text:h text:style-name="Heading_20_3" text:outline-level="3">6. <text:span text:style-name="Strong_20_Emphasis">Customer Support</text:span></text:h>
      <text:p text:style-name="Text_20_body">Provide effective support for customers during the buying process and post-purchase issues.</text:p>
      <text:h text:style-name="Heading_20_4" text:outline-level="4">Key Features:</text:h>
      <text:list text:style-name="L6">
        <text:list-item>
          <text:p text:style-name="P12"><text:span text:style-name="Strong_20_Emphasis">Live Chat</text:span>: Enable real-time support via live chat or chatbots for FAQs.</text:p>
        </text:list-item>
        <text:list-item>
          <text:p text:style-name="P12"><text:span text:style-name="Strong_20_Emphasis">Contact Form</text:span>: Allow customers to contact support for questions or issues.</text:p>
        </text:list-item>
        <text:list-item>
          <text:p text:style-name="P12"><text:span text:style-name="Strong_20_Emphasis">FAQ Section</text:span>: Provide an extensive FAQ section with answers to common queries.</text:p>
        </text:list-item>
        <text:list-item>
          <text:p text:style-name="P11"><text:span text:style-name="Strong_20_Emphasis">Order Tracking</text:span>: Allow customers to track their order status or initiate returns.</text:p>
        </text:list-item>
      </text:list>
      <text:p text:style-name="Horizontal_20_Line"/>
      <text:h text:style-name="Heading_20_3" text:outline-level="3">7. <text:span text:style-name="Strong_20_Emphasis">Order Management</text:span></text:h>
      <text:p text:style-name="Text_20_body">Manage incoming orders, inventory, and customer communications effectively.</text:p>
      <text:h text:style-name="Heading_20_4" text:outline-level="4"><text:soft-page-break/>Key Features:</text:h>
      <text:list text:style-name="L7">
        <text:list-item>
          <text:p text:style-name="P14"><text:span text:style-name="Strong_20_Emphasis">Admin Dashboard</text:span>: A backend interface for managing orders, customers, and inventory.</text:p>
        </text:list-item>
        <text:list-item>
          <text:p text:style-name="P14"><text:span text:style-name="Strong_20_Emphasis">Order Fulfillment</text:span>: Track order status (e.g., pending, shipped, delivered).</text:p>
        </text:list-item>
        <text:list-item>
          <text:p text:style-name="P13"><text:span text:style-name="Strong_20_Emphasis">Stock Updates</text:span>: Automatically update stock levels when orders are placed.</text:p>
        </text:list-item>
      </text:list>
      <text:p text:style-name="Horizontal_20_Line"/>
      <text:h text:style-name="Heading_20_3" text:outline-level="3">8. <text:span text:style-name="Strong_20_Emphasis">Payment Gateway Integration</text:span></text:h>
      <text:p text:style-name="Text_20_body">Securely handle payments and ensure a smooth transaction process.</text:p>
      <text:h text:style-name="Heading_20_4" text:outline-level="4">Key Features:</text:h>
      <text:list text:style-name="L8">
        <text:list-item>
          <text:p text:style-name="P16"><text:span text:style-name="Strong_20_Emphasis">Payment Gateway Integration</text:span>: Integrate services like Stripe, PayPal, or other region-specific gateways for secure payment handling.</text:p>
        </text:list-item>
        <text:list-item>
          <text:p text:style-name="P16"><text:span text:style-name="Strong_20_Emphasis">Fraud Prevention</text:span>: Implement tools for monitoring fraud (e.g., AVS, 3D Secure).</text:p>
        </text:list-item>
        <text:list-item>
          <text:p text:style-name="P15"><text:span text:style-name="Strong_20_Emphasis">Currency Support</text:span>: Allow payments in multiple currencies if you're targeting international customers.</text:p>
        </text:list-item>
      </text:list>
      <text:p text:style-name="Horizontal_20_Line"/>
      <text:h text:style-name="Heading_20_3" text:outline-level="3">9. <text:span text:style-name="Strong_20_Emphasis">Security Features</text:span></text:h>
      <text:p text:style-name="Text_20_body">Ensure the website is secure to protect both customer data and transaction details.</text:p>
      <text:h text:style-name="Heading_20_4" text:outline-level="4">Key Features:</text:h>
      <text:list text:style-name="L9">
        <text:list-item>
          <text:p text:style-name="P18"><text:span text:style-name="Strong_20_Emphasis">SSL Encryption</text:span>: Use SSL certificates to encrypt data during transactions.</text:p>
        </text:list-item>
        <text:list-item>
          <text:p text:style-name="P18"><text:span text:style-name="Strong_20_Emphasis">Two-Factor Authentication (2FA)</text:span>: For user login, especially for high-value transactions.</text:p>
        </text:list-item>
        <text:list-item>
          <text:p text:style-name="P17"><text:span text:style-name="Strong_20_Emphasis">Data Protection</text:span>: Comply with GDPR or local data protection laws.</text:p>
        </text:list-item>
      </text:list>
      <text:p text:style-name="Horizontal_20_Line"/>
      <text:h text:style-name="Heading_20_3" text:outline-level="3">10. <text:span text:style-name="Strong_20_Emphasis">Marketing and Promotions</text:span></text:h>
      <text:p text:style-name="Text_20_body">Use strategies to promote the products and encourage repeat purchases.</text:p>
      <text:h text:style-name="Heading_20_4" text:outline-level="4">Key Features:</text:h>
      <text:list text:style-name="L10">
        <text:list-item>
          <text:p text:style-name="P20"><text:span text:style-name="Strong_20_Emphasis">Discounts &amp; Coupons</text:span>: Enable promo codes for discounts on specific items or orders.</text:p>
        </text:list-item>
        <text:list-item>
          <text:p text:style-name="P20"><text:span text:style-name="Strong_20_Emphasis">Product Recommendations</text:span>: Implement a recommendation engine that suggests related or popular items.</text:p>
        </text:list-item>
        <text:list-item>
          <text:p text:style-name="P20"><text:span text:style-name="Strong_20_Emphasis">Email Marketing</text:span>: Send newsletters, new product launches, or promotions to registered customers.</text:p>
        </text:list-item>
        <text:list-item>
          <text:p text:style-name="P19"><text:span text:style-name="Strong_20_Emphasis">Reviews &amp; Ratings</text:span>: Allow customers to leave reviews and rate products.</text:p>
        </text:list-item>
      </text:list>
      <text:p text:style-name="Horizontal_20_Line"/>
      <text:h text:style-name="Heading_20_3" text:outline-level="3">11. <text:span text:style-name="Strong_20_Emphasis">Analytics and Reporting</text:span></text:h>
      <text:p text:style-name="Text_20_body">Monitor and analyze store performance and customer behavior.</text:p>
      <text:h text:style-name="Heading_20_4" text:outline-level="4"><text:soft-page-break/>Key Features:</text:h>
      <text:list text:style-name="L11">
        <text:list-item>
          <text:p text:style-name="P22"><text:span text:style-name="Strong_20_Emphasis">Sales Analytics</text:span>: Track sales data (total sales, product popularity, etc.).</text:p>
        </text:list-item>
        <text:list-item>
          <text:p text:style-name="P22"><text:span text:style-name="Strong_20_Emphasis">Customer Analytics</text:span>: Understand customer demographics, behavior, and preferences.</text:p>
        </text:list-item>
        <text:list-item>
          <text:p text:style-name="P22"><text:span text:style-name="Strong_20_Emphasis">Traffic Insights</text:span>: Integrate with Google Analytics to track website traffic and interactions.</text:p>
        </text:list-item>
        <text:list-item>
          <text:p text:style-name="P21"><text:span text:style-name="Strong_20_Emphasis">Inventory Management</text:span>: Monitor stock levels and get low-stock alerts.</text:p>
        </text:list-item>
      </text:list>
      <text:p text:style-name="Horizontal_20_Line"/>
      <text:h text:style-name="Heading_20_3" text:outline-level="3">12. <text:span text:style-name="Strong_20_Emphasis">Mobile-Friendly &amp; Responsive Design</text:span></text:h>
      <text:p text:style-name="Text_20_body">Ensure the platform is accessible across devices.</text:p>
      <text:h text:style-name="Heading_20_4" text:outline-level="4">Key Features:</text:h>
      <text:list text:style-name="L12">
        <text:list-item>
          <text:p text:style-name="P24"><text:span text:style-name="Strong_20_Emphasis">Responsive Web Design</text:span>: The website should be fully responsive to work on desktops, tablets, and smartphones.</text:p>
        </text:list-item>
        <text:list-item>
          <text:p text:style-name="P23"><text:span text:style-name="Strong_20_Emphasis">Mobile App</text:span> (optional): Offer a native app for both Android and iOS for more convenience.</text:p>
        </text:list-item>
      </text:list>
      <text:p text:style-name="Horizontal_20_Line"/>
      <text:h text:style-name="Heading_20_3" text:outline-level="3">13. <text:span text:style-name="Strong_20_Emphasis">Admin Panel for Management</text:span></text:h>
      <text:p text:style-name="Text_20_body">Admin panel is essential for store owners and employees to manage the platform effectively.</text:p>
      <text:h text:style-name="Heading_20_4" text:outline-level="4">Key Features:</text:h>
      <text:list text:style-name="L13">
        <text:list-item>
          <text:p text:style-name="P26"><text:span text:style-name="Strong_20_Emphasis">Product Management</text:span>: Add, edit, or remove products and categories.</text:p>
        </text:list-item>
        <text:list-item>
          <text:p text:style-name="P26"><text:span text:style-name="Strong_20_Emphasis">Order Management</text:span>: View, update, and process orders.</text:p>
        </text:list-item>
        <text:list-item>
          <text:p text:style-name="P26"><text:span text:style-name="Strong_20_Emphasis">Customer Management</text:span>: View customer details, manage reviews, etc.</text:p>
        </text:list-item>
        <text:list-item>
          <text:p text:style-name="P25"><text:span text:style-name="Strong_20_Emphasis">Sales Reports</text:span>: Generate reports based on sales, inventory, and customer data.</text:p>
        </text:list-item>
      </text:list>
      <text:p text:style-name="Horizontal_20_Line"/>
      <text:h text:style-name="Heading_20_3" text:outline-level="3"><text:span text:style-name="Strong_20_Emphasis">Tech Stack Example for Online Electronics Shop</text:span>:</text:h>
      <text:list text:style-name="L14">
        <text:list-item>
          <text:p text:style-name="P28"><text:span text:style-name="Strong_20_Emphasis">Frontend</text:span>: React.js, Redux (for state management), React Router, Material-UI (for UI components)</text:p>
        </text:list-item>
        <text:list-item>
          <text:p text:style-name="P28"><text:span text:style-name="Strong_20_Emphasis">Backend</text:span>: Node.js with Express.js</text:p>
        </text:list-item>
        <text:list-item>
          <text:p text:style-name="P28"><text:span text:style-name="Strong_20_Emphasis">Database</text:span>: MongoDB with Mongoose (for data modeling)</text:p>
        </text:list-item>
        <text:list-item>
          <text:p text:style-name="P28"><text:span text:style-name="Strong_20_Emphasis">Payment Gateway</text:span>: Stripe/PayPal</text:p>
        </text:list-item>
        <text:list-item>
          <text:p text:style-name="P28"><text:span text:style-name="Strong_20_Emphasis">Authentication</text:span>: JWT (JSON Web Tokens)</text:p>
        </text:list-item>
        <text:list-item>
          <text:p text:style-name="P28"><text:span text:style-name="Strong_20_Emphasis">Email Service</text:span>: SendGrid or Mailgun for email notifications</text:p>
        </text:list-item>
        <text:list-item>
          <text:p text:style-name="P27"><text:span text:style-name="Strong_20_Emphasis">Hosting</text:span>: AWS, DigitalOcean, or Azure for hosting the application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4:42:43.489388974</meta:creation-date>
    <dc:date>2024-12-23T14:43:30.071983885</dc:date>
    <meta:editing-duration>PT47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4" meta:paragraph-count="100" meta:word-count="934" meta:character-count="6331" meta:non-whitespace-character-count="5557"/>
  </office:meta>
</office:document-meta>
</file>